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335in"/>
    </style:style>
    <style:style style:name="co2" style:family="table-column">
      <style:table-column-properties fo:break-before="auto" style:column-width="2.0189in"/>
    </style:style>
    <style:style style:name="co3" style:family="table-column">
      <style:table-column-properties fo:break-before="auto" style:column-width="2.2299in"/>
    </style:style>
    <style:style style:name="co4" style:family="table-column">
      <style:table-column-properties fo:break-before="auto" style:column-width="2.9374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2146in"/>
    </style:style>
    <style:style style:name="co7" style:family="table-column">
      <style:table-column-properties fo:break-before="auto" style:column-width="1.0217in"/>
    </style:style>
    <style:style style:name="co8" style:family="table-column">
      <style:table-column-properties fo:break-before="auto" style:column-width="2.2118in"/>
    </style:style>
    <style:style style:name="co9" style:family="table-column">
      <style:table-column-properties fo:break-before="auto" style:column-width="0.9783in"/>
    </style:style>
    <style:style style:name="co10" style:family="table-column">
      <style:table-column-properties fo:break-before="auto" style:column-width="1.1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atur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Relay</text:p>
          </table:table-cell>
          <table:table-cell table:number-columns-repeated="2" table:style-name="ce2" office:value-type="string" calcext:value-type="string">
            <text:p>AD2 Calibrate, Measure WG1</text:p>
          </table:table-cell>
          <table:table-cell table:style-name="ce2" office:value-type="string" calcext:value-type="string">
            <text:p>AD2 Calibrate, Zero Scopes</text:p>
          </table:table-cell>
          <table:table-cell table:style-name="ce2" office:value-type="string" calcext:value-type="string">
            <text:p>AD2 Calibrate, Scopes to WG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xt_src_sel-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r_volt_mod_s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x_gain_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se_s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unt_s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_acdc_b_p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t_meas_sel_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_r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t_sel_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t_sel_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t_sel_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t_sel_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t_sel_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t_sel_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t_sel_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t_sel_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t_sel_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t_sel_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t_sel_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t_sel_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t_sel_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t_sel_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t_sel_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t_sel_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pa_sel_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pa_sel_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ope2_mu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cope1_mux_c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cope1_mux_b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cope1_mux_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_single_diff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t_acdc_a_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t_50_oh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_meas_sel_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a_sel_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_acdc_a_n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unt_sens_sel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Set (1), Reset (0), Don’t Care ( ,x)</text:p>
          </table:table-cell>
          <table:table-cell table:number-columns-repeated="4"/>
        </table:table-row>
      </table:table>
      <table:table table:name="Relay Location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row table:style-name="ro1">
          <table:table-cell table:style-name="ce2" office:value-type="string" calcext:value-type="string">
            <text:p>Relay</text:p>
          </table:table-cell>
          <table:table-cell table:style-name="ce2" office:value-type="string" calcext:value-type="string">
            <text:p>I/O and Panel</text:p>
          </table:table-cell>
          <table:table-cell table:style-name="ce2" office:value-type="string" calcext:value-type="string">
            <text:p>Ammeter and Charge Integrator</text:p>
          </table:table-cell>
          <table:table-cell table:style-name="ce2" office:value-type="string" calcext:value-type="string">
            <text:p>Top level</text:p>
          </table:table-cell>
          <table:table-cell table:style-name="ce2" office:value-type="string" calcext:value-type="string">
            <text:p>Dut selector</text:p>
          </table:table-cell>
          <table:table-cell table:style-name="ce2" office:value-type="string" calcext:value-type="string">
            <text:p>Imp analyzer</text:p>
          </table:table-cell>
          <table:table-cell table:style-name="ce2" office:value-type="string" calcext:value-type="string">
            <text:p>Scope meas Sel</text:p>
          </table:table-cell>
          <table:table-cell table:style-name="ce2"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ext_src_sel-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2:.G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r_volt_mod_se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3:.G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x_gain_e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4:.G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nse_se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5:.G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unt_se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6:.G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t_acdc_b_p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SUM([.B7:.G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t_meas_sel_b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SUM([.B8:.G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t_r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9:.G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ut_sel_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10:.G1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ut_sel_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11:.G1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ut_sel_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12:.G1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ut_sel_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13:.G1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ut_sel_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14:.G1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ut_sel_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15:.G1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ut_sel_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16:.G1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ut_sel_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17:.G1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ut_sel_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18:.G1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ut_sel_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19:.G1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ut_sel_1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20:.G2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ut_sel_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21:.G2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ut_sel_1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22:.G2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ut_sel_1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23:.G2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ut_sel_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24:.G2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ut_sel_1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25:.G2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a_sel_b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SUM([.B26:.G2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a_sel_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SUM([.B27:.G2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pe2_mux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SUM([.B28:.G2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pe1_mux_c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SUM([.B29:.G2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pe1_mux_b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SUM([.B30:.G3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pe1_mux_a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SUM([.B31:.G3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t_single_diff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SUM([.B32:.G3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t_acdc_a_p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SUM([.B33:.G3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t_50_ohm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SUM([.B34:.G3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t_meas_sel_a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SUM([.B35:.G3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a_sel_c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SUM([.B36:.G3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t_acdc_a_n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SUM([.B37:.G3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unt_sens_se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38:.G38])"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table:formula="of:=SUM([.B2:.B38])" office:value-type="float" office:value="7" calcext:value-type="float">
            <text:p>7</text:p>
          </table:table-cell>
          <table:table-cell table:style-name="ce1" table:formula="of:=SUM([.C2:.C38])" office:value-type="float" office:value="6" calcext:value-type="float">
            <text:p>6</text:p>
          </table:table-cell>
          <table:table-cell table:style-name="ce1" table:formula="of:=SUM([.D2:.D38])" office:value-type="float" office:value="1" calcext:value-type="float">
            <text:p>1</text:p>
          </table:table-cell>
          <table:table-cell table:style-name="ce1" table:formula="of:=SUM([.E2:.E38])" office:value-type="float" office:value="16" calcext:value-type="float">
            <text:p>16</text:p>
          </table:table-cell>
          <table:table-cell table:style-name="ce1" table:formula="of:=SUM([.F2:.F38])" office:value-type="float" office:value="3" calcext:value-type="float">
            <text:p>3</text:p>
          </table:table-cell>
          <table:table-cell table:style-name="ce1" table:formula="of:=SUM([.G2:.G38])" office:value-type="float" office:value="4" calcext:value-type="float">
            <text:p>4</text:p>
          </table:table-cell>
          <table:table-cell table:style-name="ce1" table:formula="of:=SUM([.H2:.H38])" office:value-type="float" office:value="37" calcext:value-type="float">
            <text:p>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02T20:42:53.809132725</meta:creation-date>
    <dc:date>2021-01-03T01:52:49.471596381</dc:date>
    <meta:editing-duration>PT27M52S</meta:editing-duration>
    <meta:editing-cycles>7</meta:editing-cycles>
    <meta:generator>LibreOffice/7.0.4.2$Linux_X86_64 LibreOffice_project/00$Build-2</meta:generator>
    <meta:document-statistic meta:table-count="2" meta:cell-count="188" meta:object-count="0"/>
  </office:meta>
</office:document-meta>
</file>